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597in" table:align="left" fo:background-color="transparent">
        <style:background-image/>
      </style:table-properties>
    </style:style>
    <style:style style:name="Table3.A" style:family="table-column">
      <style:table-column-properties style:column-width="1.2799in"/>
    </style:style>
    <style:style style:name="Table3.B" style:family="table-column">
      <style:table-column-properties style:column-width="4.0799in"/>
    </style:style>
    <style:style style:name="Table3.C" style:family="table-column">
      <style:table-column-properties style:column-width="0.6403in"/>
    </style:style>
    <style:style style:name="Table3.D" style:family="table-column">
      <style:table-column-properties style:column-width="0.6597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597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0799in"/>
    </style:style>
    <style:style style:name="Table4.C" style:family="table-column">
      <style:table-column-properties style:column-width="0.6403in"/>
    </style:style>
    <style:style style:name="Table4.D" style:family="table-column">
      <style:table-column-properties style:column-width="0.6597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2016*"/>
    </style:style>
    <style:style style:name="Table6.B" style:family="table-column">
      <style:table-column-properties style:column-width="2in" style:rel-column-width="2880*"/>
    </style:style>
    <style:style style:name="Table6.C" style:family="table-column">
      <style:table-column-properties style:column-width="1.5in" style:rel-column-width="2160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4647*"/>
    </style:style>
    <style:style style:name="Table7.B" style:family="table-column">
      <style:table-column-properties style:column-width="3.6729in" style:rel-column-width="5289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768*"/>
    </style:style>
    <style:style style:name="Table5.B" style:family="table-column">
      <style:table-column-properties style:column-width="3.9993in" style:rel-column-width="5759*"/>
    </style:style>
    <style:style style:name="Table5.C" style:family="table-column">
      <style:table-column-properties style:column-width="0.9604in" style:rel-column-width="1383*"/>
    </style:style>
    <style:style style:name="Table5.D" style:family="table-column">
      <style:table-column-properties style:column-width="0.7125in" style:rel-column-width="1026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_5f_Heading1.1.1" style:list-style-name="">
      <style:text-properties officeooo:paragraph-rsid="0002ace9"/>
    </style:style>
    <style:style style:name="P5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fo:font-size="14pt" fo:font-weight="bold" officeooo:rsid="0002ace9" officeooo:paragraph-rsid="00203274" style:font-size-asian="14pt" style:font-size-complex="14pt"/>
    </style:style>
    <style:style style:name="P6" style:family="paragraph" style:parent-style-name="_5f_Heading1.1">
      <style:text-properties fo:color="#2a6099" loext:opacity="100%" officeooo:paragraph-rsid="0017aeba"/>
    </style:style>
    <style:style style:name="P7" style:family="paragraph" style:parent-style-name="_5f_Heading1">
      <style:text-properties officeooo:paragraph-rsid="0002ace9"/>
    </style:style>
    <style:style style:name="P8" style:family="paragraph" style:parent-style-name="_5f_Heading1.1">
      <style:text-properties officeooo:paragraph-rsid="000f24bc"/>
    </style:style>
    <style:style style:name="P9" style:family="paragraph" style:parent-style-name="_5f_Heading1">
      <style:text-properties officeooo:rsid="0002ace9" officeooo:paragraph-rsid="0002ace9"/>
    </style:style>
    <style:style style:name="P10" style:family="paragraph" style:parent-style-name="_5f_Heading1.1">
      <style:text-properties fo:color="#2a6099" loext:opacity="100%" officeooo:rsid="0002ace9" officeooo:paragraph-rsid="005af872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6a0926" style:font-weight-asian="bold" style:font-weight-complex="bold"/>
    </style:style>
    <style:style style:name="P12" style:family="paragraph" style:parent-style-name="_5f_Heading1.1.1">
      <style:text-properties officeooo:paragraph-rsid="006a0926"/>
    </style:style>
    <style:style style:name="P13" style:family="paragraph" style:parent-style-name="Standard">
      <style:text-properties officeooo:paragraph-rsid="006a0926"/>
    </style:style>
    <style:style style:name="P14" style:family="paragraph" style:parent-style-name="Standard">
      <style:text-properties officeooo:rsid="006c5b97" officeooo:paragraph-rsid="006a0926"/>
    </style:style>
    <style:style style:name="P15" style:family="paragraph" style:parent-style-name="_5f_Heading1">
      <style:text-properties officeooo:rsid="000c35bf" officeooo:paragraph-rsid="000c35bf"/>
    </style:style>
    <style:style style:name="P16" style:family="paragraph" style:parent-style-name="_5f_Heading1.1">
      <style:text-properties fo:color="#2a6099" loext:opacity="100%"/>
    </style:style>
    <style:style style:name="P17" style:family="paragraph" style:parent-style-name="_5f_Heading1.1.1">
      <style:text-properties fo:color="#2a6099" loext:opacity="100%" officeooo:paragraph-rsid="0022857f"/>
    </style:style>
    <style:style style:name="P18" style:family="paragraph" style:parent-style-name="_5f_Heading1.1">
      <style:text-properties fo:color="#2a6099" loext:opacity="100%" officeooo:rsid="000c35bf" officeooo:paragraph-rsid="000c35bf"/>
    </style:style>
    <style:style style:name="P19" style:family="paragraph" style:parent-style-name="_5f_Heading1">
      <style:text-properties officeooo:rsid="000bcf32" officeooo:paragraph-rsid="000bcf32"/>
    </style:style>
    <style:style style:name="P20" style:family="paragraph" style:parent-style-name="_5f_Heading1">
      <style:text-properties fo:color="#000000" loext:opacity="100%" officeooo:rsid="0028726a" officeooo:paragraph-rsid="006945ca"/>
    </style:style>
    <style:style style:name="P21" style:family="paragraph" style:parent-style-name="_5f_Heading1.1">
      <style:text-properties fo:color="#729fcf" loext:opacity="100%" officeooo:rsid="0028726a" officeooo:paragraph-rsid="006945ca"/>
    </style:style>
    <style:style style:name="P22" style:family="paragraph" style:parent-style-name="_5f_Heading1">
      <style:paragraph-properties fo:break-before="page"/>
      <style:text-properties officeooo:rsid="005a3ff3" officeooo:paragraph-rsid="005af872"/>
    </style:style>
    <style:style style:name="P23" style:family="paragraph" style:parent-style-name="_5f_Heading1.1">
      <style:text-properties officeooo:rsid="005bffdc" officeooo:paragraph-rsid="005bffdc"/>
    </style:style>
    <style:style style:name="P24" style:family="paragraph" style:parent-style-name="_5f_Heading1">
      <style:paragraph-properties fo:break-before="page"/>
      <style:text-properties officeooo:paragraph-rsid="005af872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5bffdc" officeooo:paragraph-rsid="005bffdc" style:font-weight-asian="bold" style:font-weight-complex="bold"/>
    </style:style>
    <style:style style:name="P26" style:family="paragraph" style:parent-style-name="_5f_Heading1">
      <style:paragraph-properties fo:break-before="page"/>
      <style:text-properties officeooo:rsid="006c5b97" officeooo:paragraph-rsid="006c5b97"/>
    </style:style>
    <style:style style:name="P27" style:family="paragraph" style:parent-style-name="_5f_Heading1">
      <style:paragraph-properties fo:break-before="page"/>
      <style:text-properties officeooo:paragraph-rsid="006c5b97"/>
    </style:style>
    <style:style style:name="P28" style:family="paragraph" style:parent-style-name="_5f_Heading1.1">
      <style:text-properties officeooo:rsid="006c5b97" officeooo:paragraph-rsid="006c5b97"/>
    </style:style>
    <style:style style:name="P29" style:family="paragraph" style:parent-style-name="_5f_Heading1.1.1">
      <style:text-properties officeooo:rsid="006c5b97" officeooo:paragraph-rsid="006c5b97"/>
    </style:style>
    <style:style style:name="P30" style:family="paragraph" style:parent-style-name="_5f_Heading1">
      <style:paragraph-properties fo:break-before="page"/>
      <style:text-properties officeooo:paragraph-rsid="005e2abe"/>
    </style:style>
    <style:style style:name="P31" style:family="paragraph" style:parent-style-name="_5f_Heading1.1">
      <style:text-properties fo:color="#2a6099" loext:opacity="100%" officeooo:rsid="0002ace9" officeooo:paragraph-rsid="005e2abe"/>
    </style:style>
    <style:style style:name="P32" style:family="paragraph" style:parent-style-name="_5f_Heading1.1.1">
      <style:text-properties fo:color="#2a6099" loext:opacity="100%" officeooo:rsid="005e2abe" officeooo:paragraph-rsid="005e2abe"/>
    </style:style>
    <style:style style:name="P33" style:family="paragraph" style:parent-style-name="_5f_Heading1.1.1.1">
      <style:text-properties fo:color="#2a6099" loext:opacity="100%" officeooo:rsid="005e2abe" officeooo:paragraph-rsid="005e2abe"/>
    </style:style>
    <style:style style:name="P34" style:family="paragraph" style:parent-style-name="_5f_Heading1.1">
      <style:text-properties fo:color="#2a6099" loext:opacity="100%" officeooo:rsid="0033b5bc" officeooo:paragraph-rsid="005e2abe"/>
    </style:style>
    <style:style style:name="P35" style:family="paragraph" style:parent-style-name="_5f_Heading1.1.1">
      <style:text-properties fo:color="#2a6099" loext:opacity="100%" officeooo:rsid="0033b5bc" officeooo:paragraph-rsid="005e2abe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65954b" officeooo:paragraph-rsid="0065954b" style:font-weight-asian="bold" style:font-weight-complex="bold"/>
    </style:style>
    <style:style style:name="P37" style:family="paragraph" style:parent-style-name="_5f_Heading1.1">
      <style:text-properties officeooo:paragraph-rsid="005e2abe"/>
    </style:style>
    <style:style style:name="P38" style:family="paragraph" style:parent-style-name="_5f_Heading1.1">
      <style:text-properties fo:color="#2a6099" loext:opacity="100%" officeooo:rsid="00429a5c" officeooo:paragraph-rsid="005e2abe"/>
    </style:style>
    <style:style style:name="P39" style:family="paragraph" style:parent-style-name="_5f_HeadingApdx">
      <style:text-properties officeooo:paragraph-rsid="005964e9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_5f_Heading1" style:master-page-name="Landscape">
      <style:paragraph-properties style:page-number="auto"/>
      <style:text-properties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198207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044578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officeooo:rsid="003bf121"/>
    </style:style>
    <style:style style:name="T9" style:family="text">
      <style:text-properties officeooo:rsid="006a0926"/>
    </style:style>
    <style:style style:name="T10" style:family="text">
      <style:text-properties officeooo:rsid="0022857f"/>
    </style:style>
    <style:style style:name="T11" style:family="text">
      <style:text-properties fo:color="#2a6099" loext:opacity="100%" officeooo:rsid="0022857f"/>
    </style:style>
    <style:style style:name="T12" style:family="text">
      <style:text-properties officeooo:rsid="000bcf32"/>
    </style:style>
    <style:style style:name="T13" style:family="text">
      <style:text-properties officeooo:rsid="00327d5c"/>
    </style:style>
    <style:style style:name="T14" style:family="text">
      <style:text-properties officeooo:rsid="00265a99"/>
    </style:style>
    <style:style style:name="T15" style:family="text">
      <style:text-properties officeooo:rsid="006945ca"/>
    </style:style>
    <style:style style:name="T16" style:family="text">
      <style:text-properties officeooo:rsid="0002ace9"/>
    </style:style>
    <style:style style:name="T17" style:family="text">
      <style:text-properties officeooo:rsid="005af872"/>
    </style:style>
    <style:style style:name="T18" style:family="text">
      <style:text-properties officeooo:rsid="005a3ff3"/>
    </style:style>
    <style:style style:name="T19" style:family="text">
      <style:text-properties officeooo:rsid="005bffdc"/>
    </style:style>
    <style:style style:name="T20" style:family="text">
      <style:text-properties officeooo:rsid="006c5b97"/>
    </style:style>
    <style:style style:name="T21" style:family="text">
      <style:text-properties officeooo:rsid="005e2abe"/>
    </style:style>
    <style:style style:name="T22" style:family="text">
      <style:text-properties officeooo:rsid="000ab062"/>
    </style:style>
    <style:style style:name="T23" style:family="text">
      <style:text-properties officeooo:rsid="0033b5bc"/>
    </style:style>
    <style:style style:name="T24" style:family="text">
      <style:text-properties officeooo:rsid="005fc820"/>
    </style:style>
    <style:style style:name="T25" style:family="text">
      <style:text-properties officeooo:rsid="0065954b"/>
    </style:style>
    <style:style style:name="T26" style:family="text">
      <style:text-properties fo:color="#2a6099" loext:opacity="100%" officeooo:rsid="0043ff35"/>
    </style:style>
    <style:style style:name="T27" style:family="text">
      <style:text-properties fo:color="#2a6099" loext:opacity="100%" officeooo:rsid="005a3ff3"/>
    </style:style>
    <style:style style:name="T28" style:family="text">
      <style:text-properties fo:color="#2a6099" loext:opacity="100%" officeooo:rsid="005e2abe"/>
    </style:style>
    <style:style style:name="T29" style:family="text">
      <style:text-properties fo:color="#2a6099" loext:opacity="100%" officeooo:rsid="005af872"/>
    </style:style>
    <style:style style:name="T30" style:family="text">
      <style:text-properties fo:color="#2a6099" loext:opacity="100%" officeooo:rsid="00429a5c"/>
    </style:style>
    <style:style style:name="T31" style:family="text">
      <style:text-properties fo:color="#2a6099" loext:opacity="100%" officeooo:rsid="004d09d8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Standard">S. Kabir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Standard"><text:date style:data-style-name="N37" text:date-value="2025-03-08T06:05:20.053399424" text:fixed="true">03/08/25</text:date><text:s/><text:tab/>&lt;Initial release&gt;</text:p>
          </table:table-cell>
        </table:table-row>
      </table:table>
      <text:p text:style-name="Standard"/>
      <text:h text:style-name="P4" text:outline-level="3"/>
      <text:h text:style-name="P5" text:outline-level="1">Purpose</text:h>
      <text:h text:style-name="P6" text:outline-level="2">&lt;<text:span text:style-name="T3">Purpose</text:span>&gt;</text:h>
      <text:h text:style-name="P7" text:outline-level="1">SCOPE</text:h>
      <text:h text:style-name="P8" text:outline-level="2"><text:span text:style-name="T4">&lt;</text:span><text:span text:style-name="T5">Scope</text:span><text:span text:style-name="T4">&gt;</text:span></text:h>
      <text:h text:style-name="P9" text:outline-level="1">Requirements</text:h>
      <text:h text:style-name="P10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_5f_Heading1.1.1" text:outline-level="3"/>
          </table:table-cell>
          <table:table-cell table:style-name="Table3.A2" office:value-type="string">
            <text:p text:style-name="Standard">&lt;<text:span text:style-name="T8">First one</text:span>&gt;</text:p>
          </table:table-cell>
          <table:table-cell table:style-name="Table3.A2" office:value-type="string">
            <text:p text:style-name="Standard">&lt;Y/<text:span text:style-name="T9">N&gt;</text:span></text:p>
          </table:table-cell>
          <table:table-cell table:style-name="Table3.D2" office:value-type="string">
            <text:p text:style-name="Standard">&lt;<text:span text:style-name="T9">Test#</text:span>&gt;</text:p>
          </table:table-cell>
        </table:table-row>
        <table:table-row table:style-name="Table3.2">
          <table:table-cell table:style-name="Table3.A2" office:value-type="string">
            <text:h text:style-name="_5f_Heading1.1.1" text:outline-level="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h text:style-name="_5f_Heading1.1.1" text:outline-level="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h text:style-name="_5f_Heading1.1.1" text:outline-level="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h text:style-name="_5f_Heading1.1.1" text:outline-level="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h text:style-name="P10" text:outline-level="2"><text:span text:style-name="T10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Req #</text:p>
          </table:table-cell>
          <table:table-cell table:style-name="Table4.A1" office:value-type="string">
            <text:p text:style-name="P11">Description</text:p>
          </table:table-cell>
          <table:table-cell table:style-name="Table4.A1" office:value-type="string">
            <text:p text:style-name="P11">Test? </text:p>
          </table:table-cell>
          <table:table-cell table:style-name="Table4.D1" office:value-type="string">
            <text:p text:style-name="P11">Test #</text:p>
          </table:table-cell>
        </table:table-row>
        <table:table-row table:style-name="Table4.2">
          <table:table-cell table:style-name="Table4.A2" office:value-type="string">
            <text:h text:style-name="P12" text:outline-level="3"/>
          </table:table-cell>
          <table:table-cell table:style-name="Table4.A2" office:value-type="string">
            <text:p text:style-name="P13">&lt;<text:span text:style-name="T8">First one</text:span>&gt;</text:p>
          </table:table-cell>
          <table:table-cell table:style-name="Table4.A2" office:value-type="string">
            <text:p text:style-name="P13">&lt;Y/<text:span text:style-name="T9">N&gt;</text:span></text:p>
          </table:table-cell>
          <table:table-cell table:style-name="Table4.D2" office:value-type="string">
            <text:p text:style-name="P13">&lt;<text:span text:style-name="T9">Test#</text:span>&gt;</text:p>
          </table:table-cell>
        </table:table-row>
        <table:table-row table:style-name="Table4.2">
          <table:table-cell table:style-name="Table4.A2" office:value-type="string">
            <text:h text:style-name="P12" text:outline-level="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h text:style-name="P12" text:outline-level="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h text:style-name="P12" text:outline-level="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h text:style-name="P12" text:outline-level="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</table:table>
      <text:p text:style-name="P14"/>
      <text:h text:style-name="P15" text:outline-level="1">Equipment / Materials</text:h>
      <text:h text:style-name="P16" text:outline-level="2">Equipment </text:h>
      <text:h text:style-name="_5f_Heading1.1.1" text:outline-level="3"><text:span text:style-name="T4">&lt;List all </text:span><text:span text:style-name="T11">hardware(s)</text:span><text:span text:style-name="T4">&gt;</text:span></text:h>
      <text:h text:style-name="P17" text:outline-level="3">&lt;List all <text:span text:style-name="T10">software(s)</text:span>&gt;</text:h>
      <text:h text:style-name="P18" text:outline-level="2"><text:soft-page-break/>Materials</text:h>
      <text:h text:style-name="P17" text:outline-level="3">&lt;List all <text:span text:style-name="T10">hardware(s)</text:span>&gt;</text:h>
      <text:h text:style-name="P17" text:outline-level="3">&lt;List all <text:span text:style-name="T10">software(s)</text:span>&gt;</text:h>
      <text:h text:style-name="P19" text:outline-level="1">Procedure</text:h>
      <text:h text:style-name="_5f_Heading1.1" text:outline-level="2"><text:span text:style-name="T12">&lt;</text:span><text:span text:style-name="T13">D</text:span><text:span text:style-name="T12">ocument detailed implementation steps, prerequisites, </text:span><text:span text:style-name="T14">test, troubleshooting and routine maintenance procedure.</text:span><text:span text:style-name="T12">&gt;</text:span></text:h>
      <text:h text:style-name="P20" text:outline-level="1">Routine maintenance</text:h>
      <text:h text:style-name="P21" text:outline-level="2">&lt;List routine maintenance procedure <text:span text:style-name="T15">and intervals</text:span>&gt;</text:h>
      <text:h text:style-name="P22" text:outline-level="1">Appendix A<text:tab/><text:span text:style-name="T16">Reference</text:span><text:span text:style-name="T17">s</text:span></text:h>
      <text:h text:style-name="P23" text:outline-level="2">&lt;List continues&gt;</text:h>
      <text:p text:style-name="Standard"/>
      <text:h text:style-name="P24" text:outline-level="1"><text:span text:style-name="T18">Appendix </text:span><text:span text:style-name="T17">B</text:span><text:span text:style-name="T18"><text:tab/></text:span><text:span text:style-name="T17">Definition</text:span><text:span text:style-name="T19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row table:style-name="Table6.1">
          <table:table-cell table:style-name="Table6.A1" office:value-type="string">
            <text:p text:style-name="P25">TERM</text:p>
          </table:table-cell>
          <table:table-cell table:style-name="Table6.A1" office:value-type="string">
            <text:p text:style-name="P25">MEANING</text:p>
          </table:table-cell>
          <table:table-cell table:style-name="Table6.A1" office:value-type="string">
            <text:p text:style-name="P25">TERM</text:p>
          </table:table-cell>
          <table:table-cell table:style-name="Table6.D1" office:value-type="string">
            <text:p text:style-name="P25">MEANING</text:p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Standard"/>
          </table:table-cell>
          <table:table-cell table:style-name="Table6.C2" office:value-type="string">
            <text:p text:style-name="Standard"/>
          </table:table-cell>
          <table:table-cell table:style-name="Table6.D2" office:value-type="string">
            <text:p text:style-name="Standard"/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Standard"/>
          </table:table-cell>
          <table:table-cell table:style-name="Table6.C2" office:value-type="string">
            <text:p text:style-name="Standard"/>
          </table:table-cell>
          <table:table-cell table:style-name="Table6.D2" office:value-type="string">
            <text:p text:style-name="Standard"/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Standard"/>
          </table:table-cell>
          <table:table-cell table:style-name="Table6.C2" office:value-type="string">
            <text:p text:style-name="Standard"/>
          </table:table-cell>
          <table:table-cell table:style-name="Table6.D2" office:value-type="string">
            <text:p text:style-name="Standard"/>
          </table:table-cell>
        </table:table-row>
      </table:table>
      <text:section text:style-name="Sect1" text:name="Section1">
        <text:p text:style-name="Standard"/>
      </text:section>
      <text:p text:style-name="Standard"/>
      <text:h text:style-name="P26" text:outline-level="1">Appendix Diagrams</text:h>
      <text:h text:style-name="P27" text:outline-level="1"><text:span text:style-name="T20">Appendix Bill of materials</text:span></text:h>
      <text:h text:style-name="P28" text:outline-level="2">&lt;List Bill of materials&gt;</text:h>
      <text:h text:style-name="P29" text:outline-level="3" text:is-list-header="true"/>
      <text:h text:style-name="P30" text:outline-level="1"><text:span text:style-name="T18">Appendix </text:span><text:span text:style-name="T21">D<text:tab/></text:span><text:span text:style-name="T22">Testing </text:span><text:span text:style-name="T16">Validatio</text:span><text:span text:style-name="T21">n</text:span></text:h>
      <text:h text:style-name="P31" text:outline-level="2"><text:span text:style-name="T23">Equipment / Materials</text:span></text:h>
      <text:h text:style-name="P32" text:outline-level="3">Equipment</text:h>
      <text:h text:style-name="P33" text:outline-level="4">&lt;Equipment&gt;</text:h>
      <text:h text:style-name="P32" text:outline-level="3">Materials</text:h>
      <text:h text:style-name="P33" text:outline-level="4">&lt;Material&gt;</text:h>
      <text:h text:style-name="P34" text:outline-level="2">Prerequisite<text:span text:style-name="T24">s</text:span></text:h>
      <text:h text:style-name="P35" text:outline-level="3">&lt;<text:span text:style-name="T24">List prerequisites if any</text:span>&gt;</text:h>
      <text:h text:style-name="P3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25">tem</text:span></text:p>
          </table:table-cell>
          <table:table-cell table:style-name="Table7.B1" office:value-type="string">
            <text:p text:style-name="P36">Configuration</text:p>
          </table:table-cell>
        </table:table-row>
        <table:table-row table:style-name="Table7.2">
          <table:table-cell table:style-name="Table7.A2" office:value-type="string">
            <text:p text:style-name="Standard"/>
          </table:table-cell>
          <table:table-cell table:style-name="Table7.B2" office:value-type="string">
            <text:p text:style-name="Standard"/>
          </table:table-cell>
        </table:table-row>
      </table:table>
      <text:h text:style-name="P37" text:outline-level="2"><text:span text:style-name="T26">Test Instruction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20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_5f_Heading1.1.1" text:outline-level="3"/>
          </table:table-cell>
          <table:table-cell table:style-name="Table5.A2" office:value-type="string">
            <text:p text:style-name="Standard">&lt;<text:span text:style-name="T8">First one</text:span>&gt;</text:p>
          </table:table-cell>
          <table:table-cell table:style-name="Table5.A2" office:value-type="string">
            <text:p text:style-name="Standard">Y/N</text:p>
          </table:table-cell>
          <table:table-cell table:style-name="Table5.D2" office:value-type="string">
            <text:p text:style-name="Standard">Y/N</text:p>
          </table:table-cell>
        </table:table-row>
        <table:table-row table:style-name="Table5.2">
          <table:table-cell table:style-name="Table5.A2" office:value-type="string">
            <text:h text:style-name="_5f_Heading1.1.1" text:outline-level="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D2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h text:style-name="_5f_Heading1.1.1" text:outline-level="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D2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h text:style-name="_5f_Heading1.1.1" text:outline-level="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D2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h text:style-name="_5f_Heading1.1.1" text:outline-level="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D2" office:value-type="string">
            <text:p text:style-name="Standard"/>
          </table:table-cell>
        </table:table-row>
      </table:table>
      <text:h text:style-name="P34" text:outline-level="2" text:is-list-header="true"/>
      <text:h text:style-name="P30" text:outline-level="1"><text:bookmark-start text:name="__RefHeading___Toc2602_2924262114"/><text:span text:style-name="T27">Appendix </text:span><text:span text:style-name="T28">C</text:span><text:span text:style-name="T29"><text:tab/></text:span><text:span text:style-name="T30">Us</text:span><text:span text:style-name="T31">age</text:span><text:span text:style-name="T30"> instruction</text:span><text:bookmark-end text:name="__RefHeading___Toc2602_2924262114"/></text:h>
      <text:h text:style-name="P38" text:outline-level="2">&lt;Document special usage instruction if any&gt;</text:h>
      <text:list text:style-name="Numbering_20_123">
        <text:list-header>
          <text:h text:style-name="P39" text:outline-level="1"/>
        </text:list-header>
      </text:list>
      <text:p text:style-name="P40"/>
      <text:h text:style-name="P41" text:outline-level="1"><text:span text:style-name="T1">Appendix Diagrams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officeooo:paragraph-rsid="004bc019" style:font-weight-asian="bold" style:font-weight-complex="bold"/>
    </style:style>
    <style:style style:name="MP2" style:family="paragraph" style:parent-style-name="Standard">
      <style:text-properties officeooo:paragraph-rsid="004cab5b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5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6" style:family="paragraph" style:parent-style-name="Standard">
      <style:text-properties style:text-position="super 58%" officeooo:rsid="001fe479" officeooo:paragraph-rsid="001fe479"/>
    </style:style>
    <style:style style:name="MP7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211cad"/>
    </style:style>
    <style:style style:name="MT2" style:family="text">
      <style:text-properties officeooo:rsid="003db842"/>
    </style:style>
    <style:style style:name="MT3" style:family="text">
      <style:text-properties officeooo:rsid="003fcfea"/>
    </style:style>
    <style:style style:name="MT4" style:family="text">
      <style:text-properties officeooo:rsid="0045f95a"/>
    </style:style>
    <style:style style:name="MT5" style:family="text">
      <style:text-properties officeooo:rsid="00405171"/>
    </style:style>
    <style:style style:name="MT6" style:family="text">
      <style:text-properties officeooo:rsid="0005cd36"/>
    </style:style>
    <style:style style:name="MT7" style:family="text">
      <style:text-properties fo:color="#2a6099" loext:opacity="100%" officeooo:rsid="0005cd36"/>
    </style:style>
    <style:style style:name="MT8" style:family="text">
      <style:text-properties fo:color="#2a6099" loext:opacity="100%" officeooo:rsid="006a0926"/>
    </style:style>
    <style:style style:name="MT9" style:family="text">
      <style:text-properties officeooo:rsid="00474bca"/>
    </style:style>
    <style:style style:name="MT10" style:family="text">
      <style:text-properties officeooo:rsid="004fb619"/>
    </style:style>
    <style:style style:name="MT11" style:family="text">
      <style:text-properties officeooo:rsid="004add2a"/>
    </style:style>
    <style:style style:name="MT12" style:family="text">
      <style:text-properties officeooo:rsid="001d1fc1"/>
    </style:style>
    <style:style style:name="MT13" style:family="text">
      <style:text-properties officeooo:rsid="005964e9"/>
    </style:style>
    <style:style style:name="MT14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Standard">TITLE:</text:p>
            </table:table-cell>
            <table:table-cell table:style-name="Table1.A1" office:value-type="string">
              <text:p text:style-name="MP1">&lt;<text:span text:style-name="MT1">Doc. Title </text:span><text:span text:style-name="MT2">and Number if any (</text:span><text:span text:style-name="MT3">No. </text:span><text:span text:style-name="MT2">fo</text:span><text:span text:style-name="MT4">r</text:span><text:span text:style-name="MT2">mat T</text:span><text:span text:style-name="MT5">2</text:span><text:span text:style-name="MT2">##)</text:span>&gt;</text:p>
            </table:table-cell>
            <table:table-cell table:style-name="Table1.A1" office:value-type="string">
              <text:p text:style-name="MP2"><text:span text:style-name="MT6">Doc. </text:span>R<text:span text:style-name="MT6">ev.</text:span><text:span text:style-name="MT7"> </text:span><text:span text:style-name="MT8">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3">Doc<text:span text:style-name="MT9">umentation</text:span>. Template for tool<text:span text:style-name="MT9">s</text:span> <text:span text:style-name="MT10">(</text:span><text:span text:style-name="MT11">Template </text:span>Rev<text:span text:style-name="MT11">ision</text:span> 01<text:span text:style-name="MT10">)</text:span></text:p>
            </table:table-cell>
            <table:covered-table-cell/>
            <table:table-cell table:style-name="Table1.A1" office:value-type="string">
              <text:p text:style-name="Standard">P<text:span text:style-name="MT6">age </text:span><text:span text:style-name="MT12">No. </text:span><text:bookmark-start text:name="PageNumWizard_HEADER_Default Page Style1"/><text:page-number text:select-page="current">9</text:page-number><text:s/>/ <text:page-count>10</text:page-count><text:bookmark-end text:name="PageNumWizard_HEADER_Default Page Style1"/></text:p>
            </table:table-cell>
          </table:table-row>
        </table:table>
        <text:p text:style-name="MP4"/>
        <text:p text:style-name="MP5"/>
        <text:p text:style-name="MP6"/>
      </style:header>
      <style:footer>
        <text:p text:style-name="MP7"><text:span text:style-name="MT13">`</text:span>Classifi<text:span text:style-name="MT14">ed as internal/ restricted/ confidential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3-08T11:11:14.108677500</dc:date>
    <meta:editing-duration>PT8H51M37S</meta:editing-duration>
    <meta:editing-cycles>87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7" meta:image-count="0" meta:object-count="0" meta:page-count="10" meta:paragraph-count="91" meta:word-count="226" meta:character-count="1445" meta:non-whitespace-character-count="1342"/>
  </office:meta>
</office:document-meta>
</file>